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riar usuário <text:s/><text:span text:style-name="T2">useradd</text:span> → nativo Linux</text:p>
      <text:p text:style-name="P4"/>
      <text:p text:style-name="Standard">wandir@wandir-Z690:~$ <text:span text:style-name="T1">sudo useradd -d /home/jdoe -m jdoe</text:span></text:p>
      <text:p text:style-name="Standard">[sudo] password for wandir: </text:p>
      <text:p text:style-name="Standard"/>
      <text:p text:style-name="Standard">wandir@wandir-Z690:~$ <text:span text:style-name="T1">ls -l /home</text:span></text:p>
      <text:p text:style-name="Standard">total 20</text:p>
      <text:p text:style-name="Standard">drwxr-x--- <text:s text:c="2"/>2 userdb01 userdb01 4096 abr 19 20:25 administrador</text:p>
      <text:p text:style-name="Standard">drwxr-x--- <text:s text:c="2"/>2 jdoe <text:s text:c="4"/>jdoe <text:s text:c="4"/>4096 mai 15 22:17 jdoe</text:p>
      <text:p text:style-name="Standard">drwx------ <text:s text:c="2"/>2 sftpuser sftp <text:s text:c="4"/>4096 abr 26 23:21 sftpuser</text:p>
      <text:p text:style-name="Standard">drwxr-x--- <text:s text:c="2"/>3 userdb01 userdb01 4096 abr 20 00:29 userdb01</text:p>
      <text:p text:style-name="Standard">drwxr-x---+ 54 wandir <text:s text:c="2"/>wandir <text:s text:c="2"/>4096 mai 14 22:21 wandir</text:p>
      <text:p text:style-name="Standard"/>
      <text:p text:style-name="Standard">wandir@wandir-Z690:~$ <text:span text:style-name="T1">sudo passwd jdoe</text:span></text:p>
      <text:p text:style-name="Standard">New password: </text:p>
      <text:p text:style-name="Standard">Retype new password: </text:p>
      <text:p text:style-name="Standard">passwd: password updated successfully</text:p>
      <text:p text:style-name="Standard"/>
      <text:p text:style-name="P1">Criar usuário <text:s/><text:span text:style-name="T2">adduser</text:span> → script Pearl <text:s/>→ cat /usr/sbin/adduser</text:p>
      <text:p text:style-name="P2"/>
      <text:p text:style-name="P2">wandir@wandir-Z690:~$ <text:span text:style-name="T1">sudo adduser dscully</text:span></text:p>
      <text:p text:style-name="P2">Adding user `dscully' ...</text:p>
      <text:p text:style-name="P2">Adding new group `dscully' (1003) ...</text:p>
      <text:p text:style-name="P2">Adding new user `dscully' (1001) with group `dscully' ...</text:p>
      <text:p text:style-name="P2">Creating home directory `/home/dscully' ...</text:p>
      <text:p text:style-name="P2">Copying files from `/etc/skel' ...</text:p>
      <text:p text:style-name="P2">New password: </text:p>
      <text:p text:style-name="P2">Retype new password: </text:p>
      <text:p text:style-name="P2">passwd: password updated successfully</text:p>
      <text:p text:style-name="P2">Changing the user information for dscully</text:p>
      <text:p text:style-name="P2">Enter the new value, or press ENTER for the default</text:p>
      <text:p text:style-name="P2"><text:tab/>Full Name []: Dana Scully</text:p>
      <text:p text:style-name="P2"><text:tab/>Room Number []: 405</text:p>
      <text:p text:style-name="P2"><text:tab/>Work Phone []: 555-412-5555</text:p>
      <text:p text:style-name="P2"><text:tab/>Home Phone []: 412-555-5555</text:p>
      <text:p text:style-name="P2"><text:tab/>Other []: Trust no one</text:p>
      <text:p text:style-name="P2">Is the information correct? [Y/n] Y</text:p>
      <text:p text:style-name="P2"/>
      <text:p text:style-name="P1">Remover usuário:</text:p>
      <text:p text:style-name="P3"><text:tab/>sudo userdel dscully <text:s text:c="2"/>→ <text:span text:style-name="T3">não remove /home/dscully</text:span></text:p>
      <text:p text:style-name="P2"/>
      <text:p text:style-name="P2"><text:tab/>Para remover:</text:p>
      <text:p text:style-name="P2"/>
      <text:p text:style-name="P2"><text:tab/><text:tab/>sudo mv /home/dscully /store/file_archive</text:p>
      <text:p text:style-name="P2"/>
      <text:p text:style-name="P2"><text:tab/><text:tab/>or</text:p>
      <text:p text:style-name="P2"/>
      <text:p text:style-name="P2"><text:tab/><text:tab/>sudo rm -r /home/dscully</text:p>
      <text:p text:style-name="P2"/>
      <text:p text:style-name="P2"/>
      <text:p text:style-name="P3"><text:soft-page-break/>Understanding the /etc/passwd and /etc/shadow files</text:p>
      <text:p text:style-name="P3">wandir@wandir-Z690:~$ cat /etc/passwd</text:p>
      <text:p text:style-name="P3">root:x:0:0:root:/root:/bin/bash</text:p>
      <text:p text:style-name="P3">wandir:x:1000:1000:Wandir,,,:/home/wandir:/bin/bash</text:p>
      <text:p text:style-name="P3">mysql:x:129:137:MySQL Server,,,:/nonexistent:/bin/false</text:p>
      <text:p text:style-name="P3">mongodb:x:130:65534::/home/mongodb:/usr/sbin/nologin</text:p>
      <text:p text:style-name="P3">postgres:x:131:139:PostgreSQL administrator,,,:/var/lib/postgresql:/bin/bash</text:p>
      <text:p text:style-name="P2">jdoe:x:1004:1004::/home/jdoe:/bin/sh</text:p>
      <text:p text:style-name="P2"><text:span text:style-name="T1">dscully:x:1001:1003:Dana Scully,405,555-412-5555,412-555-5555,Trust no</text:span> <text:span text:style-name="T1">one:/home/dscully:/bin/bash</text:span></text:p>
      <text:p text:style-name="P3"/>
      <text:p text:style-name="P2">On a Linux system, user accounts and groups are actually referenced by their IDs. While it’s easier</text:p>
      <text:p text:style-name="P2">for you and I to manage users by their names, usernames and group names are nothing more than a</text:p>
      <text:p text:style-name="P2">label placed on the UID and GID in order to help us identify them more easily.</text:p>
      <text:p text:style-name="P2">For example, it may be frustrating to try to remember that jdoe is UID 1004 on our server each</text:p>
      <text:p text:style-name="P2">time we want to manage this account. Managing it by referring to the account as jdoe is easier for</text:p>
      <text:p text:style-name="P2">humans, since we don’t remember numbers as well as we do na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ndir Pereira</meta:initial-creator>
    <meta:creation-date>2023-05-15T22:18:29</meta:creation-date>
    <dc:date>2023-05-15T22:50:45</dc:date>
    <dc:creator>Wandir Pereira</dc:creator>
    <meta:editing-duration>PT18M29S</meta:editing-duration>
    <meta:editing-cycles>5</meta:editing-cycles>
    <meta:generator>OpenOffice/4.1.14$Unix OpenOffice.org_project/4114m1$Build-9811</meta:generator>
    <meta:document-statistic meta:table-count="0" meta:image-count="0" meta:object-count="0" meta:page-count="2" meta:paragraph-count="53" meta:word-count="320" meta:character-count="2357"/>
  </office:meta>
</office:document-meta>
</file>